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3249a7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4">
      <style:text-properties fo:color="#000000" loext:opacity="100%" fo:font-size="12pt" fo:font-weight="normal" officeooo:rsid="00306d62" officeooo:paragraph-rsid="00306d62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color="#000000" loext:opacity="100%" fo:font-size="12pt" fo:font-weight="normal" officeooo:rsid="002d0ae4" officeooo:paragraph-rsid="002d0ae4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0000" loext:opacity="100%" fo:font-size="12pt" fo:font-weight="normal" officeooo:rsid="00124da1" officeooo:paragraph-rsid="00306d62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 style:list-style-name="L3">
      <style:text-properties fo:color="#000000" loext:opacity="100%" fo:font-size="12pt" fo:font-weight="normal" officeooo:rsid="003249a7" officeooo:paragraph-rsid="003249a7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 style:list-style-name="L4">
      <style:text-properties fo:color="#000000" loext:opacity="100%" fo:font-size="12pt" fo:font-weight="normal" officeooo:rsid="003249a7" officeooo:paragraph-rsid="003249a7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 style:list-style-name="L4">
      <style:text-properties fo:color="#000000" loext:opacity="100%" fo:font-size="12pt" fo:font-weight="bold" officeooo:rsid="002d0ae4" officeooo:paragraph-rsid="002d0ae4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3249a7"/>
    </style:style>
    <style:style style:name="T3" style:family="text">
      <style:text-properties officeooo:rsid="000db0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dc082"/>
    </style:style>
    <style:style style:name="T6" style:family="text">
      <style:text-properties officeooo:rsid="00306d62"/>
    </style:style>
    <style:style style:name="T7" style:family="text">
      <style:text-properties officeooo:rsid="003249a7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7">01</text:span><text:span text:style-name="T2">st </text:span><text:span text:style-name="T7">April,</text:span> 202<text:span text:style-name="T3">1</text:span></text:p>
      <text:p text:style-name="P3"/>
      <text:p text:style-name="P4"/>
      <text:list xml:id="list3725847192" text:style-name="L1">
        <text:list-item>
          <text:p text:style-name="P5"><text:span text:style-name="T4">Internal meeting with team:</text:span><text:tab/></text:p>
          <text:list>
            <text:list-item>
              <text:list>
                <text:list-item>
                  <text:p text:style-name="P6">Checked upon each other’s task status. </text:p>
                </text:list-item>
                <text:list-item>
                  <text:p text:style-name="P6">Decided the tasks that needs to be completed today on priority basis.</text:p>
                </text:list-item>
                <text:list-item>
                  <text:p text:style-name="P7">Updated each other with task updates of one another and shared documents and notes with all to share our understanding on topics of automotive industry.</text:p>
                </text:list-item>
                <text:list-item>
                  <text:p text:style-name="P8">Had an internal call in evening where I shared my understandings and insights on scope preparation as they were interested to learn about it.</text:p>
                </text:list-item>
              </text:list>
            </text:list-item>
          </text:list>
        </text:list-item>
      </text:list>
      <text:list xml:id="list3501010922" text:style-name="L2">
        <text:list-header>
          <text:p text:style-name="P12"/>
        </text:list-header>
      </text:list>
      <text:list xml:id="list1782617544" text:style-name="L3">
        <text:list-item>
          <text:p text:style-name="P11"><text:span text:style-name="T4">Session</text:span>:</text:p>
          <text:list>
            <text:list-item>
              <text:list>
                <text:list-item>
                  <text:p text:style-name="P13">Cleared some doubts regarding some modules and general terminologies used in Dealer Management Systems. </text:p>
                </text:list-item>
                <text:list-item>
                  <text:p text:style-name="P16">Saw the case study for bos company.</text:p>
                </text:list-item>
                <text:list-item>
                  <text:p text:style-name="P16">Understood the concept of steering meeting which are conducted as a part of stc process at AF.</text:p>
                </text:list-item>
                <text:list-item>
                  <text:p text:style-name="P16">Discussed various problems regarding automotive industry prevalent in India and possible solutions to it.</text:p>
                  <text:p text:style-name="P9"/>
                </text:list-item>
              </text:list>
            </text:list-item>
          </text:list>
        </text:list-item>
      </text:list>
      <text:p text:style-name="P15"/>
      <text:list xml:id="list3617223140" text:style-name="L4">
        <text:list-item>
          <text:p text:style-name="P18">Self-Study</text:p>
          <text:list>
            <text:list-item>
              <text:list>
                <text:list-item>
                  <text:p text:style-name="P10">Read some articles regarding eVHC. Learnt about the methodology adopted by Jaugar to perform an eVHC.</text:p>
                </text:list-item>
                <text:list-item>
                  <text:p text:style-name="P17">Examined and went through the website of autoflex.nl . Formed a basic understanding of Garage Management System.</text:p>
                </text:list-item>
                <text:list-item>
                  <text:p text:style-name="P17">Prepared weekly report for 29/03/2021 to 01/03/2021.</text:p>
                </text:list-item>
              </text:list>
            </text:list-item>
          </text:list>
        </text:list-item>
      </text:list>
      <text:p text:style-name="P14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4-01T19:08:43.656000000</dc:date>
    <meta:editing-duration>PT3H22M56S</meta:editing-duration>
    <meta:editing-cycles>19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8" meta:word-count="186" meta:character-count="1197" meta:non-whitespace-character-count="935"/>
  </office:meta>
</office:document-meta>
</file>